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465in"/>
    </style:style>
    <style:style style:name="co3" style:family="table-column">
      <style:table-column-properties fo:break-before="auto" style:column-width="0.7717in"/>
    </style:style>
    <style:style style:name="co4" style:family="table-column">
      <style:table-column-properties fo:break-before="auto" style:column-width="0.761in"/>
    </style:style>
    <style:style style:name="co5" style:family="table-column">
      <style:table-column-properties fo:break-before="auto" style:column-width="0.7929in"/>
    </style:style>
    <style:style style:name="co6" style:family="table-column">
      <style:table-column-properties fo:break-before="auto" style:column-width="0.8146in"/>
    </style:style>
    <style:style style:name="co7" style:family="table-column">
      <style:table-column-properties fo:break-before="auto" style:column-width="1.0929in"/>
    </style:style>
    <style:style style:name="co8" style:family="table-column">
      <style:table-column-properties fo:break-before="auto" style:column-width="0.9965in"/>
    </style:style>
    <style:style style:name="co9" style:family="table-column">
      <style:table-column-properties fo:break-before="auto" style:column-width="1.1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="0.06pt solid #000000" style:vertical-align="top"/>
    </style:style>
    <style:style style:name="ce6" style:family="table-cell" style:parent-style-name="Default">
      <style:table-cell-properties style:text-align-source="fix" style:repeat-content="false" fo:border="0.06pt solid #000000" style:vertical-align="top"/>
      <style:paragraph-properties fo:text-align="center"/>
    </style:style>
    <style:style style:name="ce3" style:family="table-cell" style:parent-style-name="Default">
      <style:table-cell-properties fo:background-color="#b2b2b2" fo:border="0.06pt solid #000000" style:vertical-align="top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 style:data-style-name="N11">
      <style:table-cell-properties fo:border="0.06pt solid #000000" style:vertical-align="top"/>
    </style:style>
    <style:style style:name="ce10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Low Frequency (20 Hz)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5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5"/>
        <table:table-column table:style-name="co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7" table:default-cell-style-name="ce5"/>
        <table:table-column table:style-name="co1" table:number-columns-repeated="2" table:default-cell-style-name="ce1"/>
        <table:table-row table:style-name="ro1">
          <table:table-cell/>
          <table:table-cell table:style-name="ce6" office:value-type="string" calcext:value-type="string" table:number-columns-spanned="6" table:number-rows-spanned="1">
            <text:p>Short Message (64)</text:p>
          </table:table-cell>
          <table:covered-table-cell table:number-columns-repeated="2"/>
          <table:covered-table-cell table:style-name="ce1"/>
          <table:covered-table-cell table:number-columns-repeated="2"/>
          <table:table-cell table:style-name="ce6" office:value-type="string" calcext:value-type="string" table:number-columns-spanned="6" table:number-rows-spanned="1">
            <text:p>Medium Message (256)</text:p>
          </table:table-cell>
          <table:covered-table-cell table:number-columns-repeated="2"/>
          <table:covered-table-cell table:style-name="ce1"/>
          <table:covered-table-cell table:number-columns-repeated="2"/>
          <table:table-cell table:style-name="ce6" office:value-type="string" calcext:value-type="string" table:number-columns-spanned="6" table:number-rows-spanned="1">
            <text:p>Long Message (1024)</text:p>
          </table:table-cell>
          <table:covered-table-cell table:number-columns-repeated="2"/>
          <table:covered-table-cell table:style-name="ce1"/>
          <table:covered-table-cell table:number-columns-repeated="2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Latency</text:p>
          </table:table-cell>
          <table:covered-table-cell table:number-columns-repeated="2"/>
          <table:table-cell table:style-name="ce4" office:value-type="string" calcext:value-type="string" table:number-columns-spanned="1" table:number-rows-spanned="2">
            <text:p>CPU</text:p>
          </table:table-cell>
          <table:table-cell table:style-name="ce4" office:value-type="string" calcext:value-type="string" table:number-columns-spanned="1" table:number-rows-spanned="2">
            <text:p>RAM</text:p>
          </table:table-cell>
          <table:table-cell table:style-name="ce4" office:value-type="string" calcext:value-type="string" table:number-columns-spanned="1" table:number-rows-spanned="2">
            <text:p>Lost Percentage</text:p>
          </table:table-cell>
          <table:table-cell table:style-name="ce6" office:value-type="string" calcext:value-type="string" table:number-columns-spanned="3" table:number-rows-spanned="1">
            <text:p>Latency</text:p>
          </table:table-cell>
          <table:covered-table-cell table:number-columns-repeated="2"/>
          <table:table-cell table:style-name="ce4" office:value-type="string" calcext:value-type="string" table:number-columns-spanned="1" table:number-rows-spanned="2">
            <text:p>CPU</text:p>
          </table:table-cell>
          <table:table-cell table:style-name="ce4" office:value-type="string" calcext:value-type="string" table:number-columns-spanned="1" table:number-rows-spanned="2">
            <text:p>RAM</text:p>
          </table:table-cell>
          <table:table-cell table:style-name="ce4" office:value-type="string" calcext:value-type="string" table:number-columns-spanned="1" table:number-rows-spanned="2">
            <text:p>Lost Percentage</text:p>
          </table:table-cell>
          <table:table-cell table:style-name="ce6" office:value-type="string" calcext:value-type="string" table:number-columns-spanned="3" table:number-rows-spanned="1">
            <text:p>Latency</text:p>
          </table:table-cell>
          <table:covered-table-cell table:number-columns-repeated="2"/>
          <table:table-cell table:style-name="ce4" office:value-type="string" calcext:value-type="string" table:number-columns-spanned="1" table:number-rows-spanned="2">
            <text:p>CPU</text:p>
          </table:table-cell>
          <table:table-cell table:style-name="ce4" office:value-type="string" calcext:value-type="string" table:number-columns-spanned="1" table:number-rows-spanned="2">
            <text:p>RAM</text:p>
          </table:table-cell>
          <table:table-cell table:style-name="ce4" office:value-type="string" calcext:value-type="string" table:number-columns-spanned="1" table:number-rows-spanned="2">
            <text:p>Lost Percentage</text:p>
          </table:table-cell>
        </table:table-row>
        <table:table-row table:style-name="ro1">
          <table:table-cell/>
          <table:table-cell office:value-type="string" calcext:value-type="string">
            <text:p>Network</text:p>
          </table:table-cell>
          <table:table-cell office:value-type="string" calcext:value-type="string">
            <text:p>Encryption</text:p>
          </table:table-cell>
          <table:table-cell office:value-type="string" calcext:value-type="string">
            <text:p>Decryption</text:p>
          </table:table-cell>
          <table:covered-table-cell table:style-name="ce1"/>
          <table:covered-table-cell table:number-columns-repeated="2"/>
          <table:table-cell office:value-type="string" calcext:value-type="string">
            <text:p>Network</text:p>
          </table:table-cell>
          <table:table-cell office:value-type="string" calcext:value-type="string">
            <text:p>Encryption</text:p>
          </table:table-cell>
          <table:table-cell office:value-type="string" calcext:value-type="string">
            <text:p>Decryption</text:p>
          </table:table-cell>
          <table:covered-table-cell table:style-name="ce1"/>
          <table:covered-table-cell table:number-columns-repeated="2"/>
          <table:table-cell office:value-type="string" calcext:value-type="string">
            <text:p>Network</text:p>
          </table:table-cell>
          <table:table-cell office:value-type="string" calcext:value-type="string">
            <text:p>Encryption</text:p>
          </table:table-cell>
          <table:table-cell office:value-type="string" calcext:value-type="string">
            <text:p>Decryption</text:p>
          </table:table-cell>
          <table:covered-table-cell table:style-name="ce1"/>
          <table:covered-table-cell table:number-columns-repeated="2"/>
        </table:table-row>
        <table:table-row table:style-name="ro1">
          <table:table-cell office:value-type="string" calcext:value-type="string">
            <text:p>Normal</text:p>
          </table:table-cell>
          <table:table-cell office:value-type="float" office:value="0.000203318838076627" calcext:value-type="float">
            <text:p>0.000203318838077</text:p>
          </table:table-cell>
          <table:table-cell table:style-name="ce3" table:number-columns-repeated="2"/>
          <table:table-cell office:value-type="percentage" office:value="0.012" calcext:value-type="percentage">
            <text:p>1.20%</text:p>
          </table:table-cell>
          <table:table-cell office:value-type="float" office:value="40.0625" calcext:value-type="float">
            <text:p>40.0625</text:p>
          </table:table-cell>
          <table:table-cell office:value-type="float" office:value="0" calcext:value-type="float">
            <text:p>0</text:p>
          </table:table-cell>
          <table:table-cell office:value-type="float" office:value="0.000213435888290405" calcext:value-type="float">
            <text:p>0.00021343588829</text:p>
          </table:table-cell>
          <table:table-cell table:style-name="ce3" table:number-columns-repeated="2"/>
          <table:table-cell office:value-type="percentage" office:value="0.01267" calcext:value-type="percentage">
            <text:p>1.27%</text:p>
          </table:table-cell>
          <table:table-cell office:value-type="float" office:value="40.14" calcext:value-type="float">
            <text:p>40.14</text:p>
          </table:table-cell>
          <table:table-cell office:value-type="float" office:value="0" calcext:value-type="float">
            <text:p>0</text:p>
          </table:table-cell>
          <table:table-cell office:value-type="float" office:value="0.0001948082447052" calcext:value-type="float">
            <text:p>0.000194808244705</text:p>
          </table:table-cell>
          <table:table-cell table:style-name="ce3" table:number-columns-repeated="2"/>
          <table:table-cell office:value-type="percentage" office:value="0.0129" calcext:value-type="percentage">
            <text:p>1.29%</text:p>
          </table:table-cell>
          <table:table-cell office:value-type="float" office:value="40.08203125" calcext:value-type="float">
            <text:p>40.08203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OS2</text:p>
          </table:table-cell>
          <table:table-cell office:value-type="float" office:value="0.000203705350127843" calcext:value-type="float">
            <text:p>0.000203705350128</text:p>
          </table:table-cell>
          <table:table-cell table:style-name="ce3" table:number-columns-repeated="2"/>
          <table:table-cell office:value-type="percentage" office:value="0.01283" calcext:value-type="percentage">
            <text:p>1.28%</text:p>
          </table:table-cell>
          <table:table-cell office:value-type="float" office:value="45.36328125" calcext:value-type="float">
            <text:p>45.36328125</text:p>
          </table:table-cell>
          <table:table-cell office:value-type="float" office:value="0" calcext:value-type="float">
            <text:p>0</text:p>
          </table:table-cell>
          <table:table-cell office:value-type="float" office:value="0.000228616698786778" calcext:value-type="float">
            <text:p>0.000228616698787</text:p>
          </table:table-cell>
          <table:table-cell table:style-name="ce3" table:number-columns-repeated="2"/>
          <table:table-cell office:value-type="percentage" office:value="0.0143" calcext:value-type="percentage">
            <text:p>1.43%</text:p>
          </table:table-cell>
          <table:table-cell office:value-type="float" office:value="45.75" calcext:value-type="float">
            <text:p>45.75</text:p>
          </table:table-cell>
          <table:table-cell office:value-type="float" office:value="0" calcext:value-type="float">
            <text:p>0</text:p>
          </table:table-cell>
          <table:table-cell office:value-type="float" office:value="0.000207825303077698" calcext:value-type="float">
            <text:p>0.000207825303078</text:p>
          </table:table-cell>
          <table:table-cell table:style-name="ce3" table:number-columns-repeated="2"/>
          <table:table-cell office:value-type="percentage" office:value="0.01717" calcext:value-type="percentage">
            <text:p>1.72%</text:p>
          </table:table-cell>
          <table:table-cell office:value-type="float" office:value="45.5" calcext:value-type="float">
            <text:p>4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posed</text:p>
          </table:table-cell>
          <table:table-cell office:value-type="float" office:value="0.000213055289059654" calcext:value-type="float">
            <text:p>0.00021305528906</text:p>
          </table:table-cell>
          <table:table-cell office:value-type="float" office:value="0.00288472334543864" calcext:value-type="float">
            <text:p>0.002884723345439</text:p>
          </table:table-cell>
          <table:table-cell office:value-type="float" office:value="0.00174350082874298" calcext:value-type="float">
            <text:p>0.001743500828743</text:p>
          </table:table-cell>
          <table:table-cell office:value-type="percentage" office:value="0.0966" calcext:value-type="percentage">
            <text:p>9.66%</text:p>
          </table:table-cell>
          <table:table-cell office:value-type="float" office:value="56.8417969" calcext:value-type="float">
            <text:p>56.8417969</text:p>
          </table:table-cell>
          <table:table-cell office:value-type="float" office:value="0" calcext:value-type="float">
            <text:p>0</text:p>
          </table:table-cell>
          <table:table-cell office:value-type="float" office:value="0.000221914618492126" calcext:value-type="float">
            <text:p>0.000221914618492</text:p>
          </table:table-cell>
          <table:table-cell office:value-type="float" office:value="0.00282955636978149" calcext:value-type="float">
            <text:p>0.002829556369781</text:p>
          </table:table-cell>
          <table:table-cell office:value-type="float" office:value="0.0017219215631485" calcext:value-type="float">
            <text:p>0.001721921563149</text:p>
          </table:table-cell>
          <table:table-cell office:value-type="percentage" office:value="0.0981" calcext:value-type="percentage">
            <text:p>9.81%</text:p>
          </table:table-cell>
          <table:table-cell office:value-type="float" office:value="56.342" calcext:value-type="float">
            <text:p>56.342</text:p>
          </table:table-cell>
          <table:table-cell office:value-type="float" office:value="0" calcext:value-type="float">
            <text:p>0</text:p>
          </table:table-cell>
          <table:table-cell office:value-type="float" office:value="0.000214899509375935" calcext:value-type="float">
            <text:p>0.000214899509376</text:p>
          </table:table-cell>
          <table:table-cell office:value-type="float" office:value="0.002924525141716" calcext:value-type="float">
            <text:p>0.002924525141716</text:p>
          </table:table-cell>
          <table:table-cell office:value-type="float" office:value="0.00174029469490051" calcext:value-type="float">
            <text:p>0.001740294694901</text:p>
          </table:table-cell>
          <table:table-cell office:value-type="percentage" office:value="0.0981" calcext:value-type="percentage">
            <text:p>9.81%</text:p>
          </table:table-cell>
          <table:table-cell office:value-type="float" office:value="57.06640625" calcext:value-type="float">
            <text:p>57.06640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h</text:p>
          </table:table-cell>
          <table:table-cell office:value-type="float" office:value="0.000223483244578044" calcext:value-type="float">
            <text:p>0.000223483244578</text:p>
          </table:table-cell>
          <table:table-cell office:value-type="float" office:value="0.00291464328765869" calcext:value-type="float">
            <text:p>0.002914643287659</text:p>
          </table:table-cell>
          <table:table-cell office:value-type="float" office:value="0.00171730975310008" calcext:value-type="float">
            <text:p>0.0017173097531</text:p>
          </table:table-cell>
          <table:table-cell office:value-type="percentage" office:value="0.0976" calcext:value-type="percentage">
            <text:p>9.76%</text:p>
          </table:table-cell>
          <table:table-cell office:value-type="float" office:value="61.496093" calcext:value-type="float">
            <text:p>61.496093</text:p>
          </table:table-cell>
          <table:table-cell office:value-type="float" office:value="0" calcext:value-type="float">
            <text:p>0</text:p>
          </table:table-cell>
          <table:table-cell office:value-type="float" office:value="0.000222687323888143" calcext:value-type="float">
            <text:p>0.000222687323888</text:p>
          </table:table-cell>
          <table:table-cell office:value-type="float" office:value="0.00286999086538951" calcext:value-type="float">
            <text:p>0.00286999086539</text:p>
          </table:table-cell>
          <table:table-cell office:value-type="float" office:value="0.00170995136102041" calcext:value-type="float">
            <text:p>0.00170995136102</text:p>
          </table:table-cell>
          <table:table-cell office:value-type="percentage" office:value="0.106" calcext:value-type="percentage">
            <text:p>10.60%</text:p>
          </table:table-cell>
          <table:table-cell office:value-type="float" office:value="58.4375" calcext:value-type="float">
            <text:p>58.4375</text:p>
          </table:table-cell>
          <table:table-cell office:value-type="float" office:value="0" calcext:value-type="float">
            <text:p>0</text:p>
          </table:table-cell>
          <table:table-cell office:value-type="float" office:value="0.000221933325131734" calcext:value-type="float">
            <text:p>0.000221933325132</text:p>
          </table:table-cell>
          <table:table-cell office:value-type="float" office:value="0.00281146426995595" calcext:value-type="float">
            <text:p>0.002811464269956</text:p>
          </table:table-cell>
          <table:table-cell office:value-type="float" office:value="0.00167666037877401" calcext:value-type="float">
            <text:p>0.001676660378774</text:p>
          </table:table-cell>
          <table:table-cell office:value-type="percentage" office:value="0.0983" calcext:value-type="percentage">
            <text:p>9.83%</text:p>
          </table:table-cell>
          <table:table-cell office:value-type="float" office:value="58.31640625" calcext:value-type="float">
            <text:p>58.31640625</text:p>
          </table:table-cell>
          <table:table-cell office:value-type="float" office:value="0" calcext:value-type="float">
            <text:p>0</text:p>
          </table:table-cell>
        </table:table-row>
      </table:table>
      <table:table table:name="Medium Frequency (50 Hz)" table:style-name="ta1">
        <office:forms form:automatic-focus="false" form:apply-design-mode="false"/>
        <table:table-column table:style-name="co1" table:number-columns-repeated="19" table:default-cell-style-name="ce1"/>
        <table:table-row table:style-name="ro1">
          <table:table-cell/>
          <table:table-cell table:style-name="ce6" office:value-type="string" calcext:value-type="string" table:number-columns-spanned="6" table:number-rows-spanned="1">
            <text:p>Short Message (8)</text:p>
          </table:table-cell>
          <table:covered-table-cell table:number-columns-repeated="5"/>
          <table:table-cell table:style-name="ce6" office:value-type="string" calcext:value-type="string" table:number-columns-spanned="6" table:number-rows-spanned="1">
            <text:p>Short Message (128)</text:p>
          </table:table-cell>
          <table:covered-table-cell table:number-columns-repeated="5"/>
          <table:table-cell table:style-name="ce6" office:value-type="string" calcext:value-type="string" table:number-columns-spanned="6" table:number-rows-spanned="1">
            <text:p>Short Message (1024)</text:p>
          </table:table-cell>
          <table:covered-table-cell table:number-columns-repeated="5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Latency</text:p>
          </table:table-cell>
          <table:covered-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Lost Percentage</text:p>
          </table:table-cell>
          <table:table-cell table:style-name="ce6" office:value-type="string" calcext:value-type="string" table:number-columns-spanned="3" table:number-rows-spanned="1">
            <text:p>Latency</text:p>
          </table:table-cell>
          <table:covered-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Lost Percentage</text:p>
          </table:table-cell>
          <table:table-cell table:style-name="ce6" office:value-type="string" calcext:value-type="string" table:number-columns-spanned="3" table:number-rows-spanned="1">
            <text:p>Latency</text:p>
          </table:table-cell>
          <table:covered-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Lost Percentage</text:p>
          </table:table-cell>
        </table:table-row>
        <table:table-row table:style-name="ro1">
          <table:table-cell/>
          <table:table-cell office:value-type="string" calcext:value-type="string">
            <text:p>Network</text:p>
          </table:table-cell>
          <table:table-cell office:value-type="string" calcext:value-type="string">
            <text:p>Encryption</text:p>
          </table:table-cell>
          <table:table-cell office:value-type="string" calcext:value-type="string">
            <text:p>Decryption</text:p>
          </table:table-cell>
          <table:table-cell table:number-columns-repeated="3"/>
          <table:table-cell office:value-type="string" calcext:value-type="string">
            <text:p>Network</text:p>
          </table:table-cell>
          <table:table-cell office:value-type="string" calcext:value-type="string">
            <text:p>Encryption</text:p>
          </table:table-cell>
          <table:table-cell office:value-type="string" calcext:value-type="string">
            <text:p>Decryption</text:p>
          </table:table-cell>
          <table:table-cell table:number-columns-repeated="3"/>
          <table:table-cell office:value-type="string" calcext:value-type="string">
            <text:p>Network</text:p>
          </table:table-cell>
          <table:table-cell office:value-type="string" calcext:value-type="string">
            <text:p>Encryption</text:p>
          </table:table-cell>
          <table:table-cell office:value-type="string" calcext:value-type="string">
            <text:p>Decry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mal</text:p>
          </table:table-cell>
          <table:table-cell/>
          <table:table-cell table:style-name="ce3" table:number-columns-repeated="2"/>
          <table:table-cell table:number-columns-repeated="4"/>
          <table:table-cell table:style-name="ce3" table:number-columns-repeated="2"/>
          <table:table-cell table:number-columns-repeated="4"/>
          <table:table-cell table:style-name="ce3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ROS2</text:p>
          </table:table-cell>
          <table:table-cell/>
          <table:table-cell table:style-name="ce3" table:number-columns-repeated="2"/>
          <table:table-cell table:number-columns-repeated="4"/>
          <table:table-cell table:style-name="ce3" table:number-columns-repeated="2"/>
          <table:table-cell table:number-columns-repeated="4"/>
          <table:table-cell table:style-name="ce3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Proposed</text:p>
          </table:table-cell>
          <table:table-cell table:number-columns-repeated="12"/>
          <table:table-cell office:value-type="float" office:value="0.000193499008814494" calcext:value-type="float">
            <text:p>0.000193499008814</text:p>
          </table:table-cell>
          <table:table-cell office:value-type="float" office:value="0.0025814414024353" calcext:value-type="float">
            <text:p>0.002581441402435</text:p>
          </table:table-cell>
          <table:table-cell office:value-type="float" office:value="0.00163524889945984" calcext:value-type="float">
            <text:p>0.00163524889946</text:p>
          </table:table-cell>
          <table:table-cell office:value-type="float" office:value="49" calcext:value-type="float">
            <text:p>49</text:p>
          </table:table-cell>
          <table:table-cell office:value-type="float" office:value="57.41796875" calcext:value-type="float">
            <text:p>57.41796875</text:p>
          </table:table-cell>
          <table:table-cell office:value-type="float" office:value="0.000166666666666667" calcext:value-type="float">
            <text:p>0.000166666666667</text:p>
          </table:table-cell>
        </table:table-row>
        <table:table-row table:style-name="ro1">
          <table:table-cell office:value-type="string" calcext:value-type="string">
            <text:p>Both</text:p>
          </table:table-cell>
          <table:table-cell table:number-columns-repeated="18"/>
        </table:table-row>
      </table:table>
      <table:table table:name="Frequency Line Chart" table:style-name="ta1">
        <office:forms form:automatic-focus="false" form:apply-design-mode="false"/>
        <table:table-column table:style-name="co9" table:default-cell-style-name="ce10"/>
        <table:table-column table:style-name="co1" table:number-columns-repeated="10" table:default-cell-style-name="ce10"/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10Hz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float" office:value="0.733333333333333" calcext:value-type="float">
            <text:p>0.733333333333333</text:p>
          </table:table-cell>
          <table:table-cell office:value-type="float" office:value="1.65" calcext:value-type="float">
            <text:p>1.65</text:p>
          </table:table-cell>
          <table:table-cell office:value-type="float" office:value="2.32" calcext:value-type="float">
            <text:p>2.32</text:p>
          </table:table-cell>
          <table:table-cell office:value-type="float" office:value="2.93" calcext:value-type="float">
            <text:p>2.93</text:p>
          </table:table-cell>
          <table:table-cell office:value-type="float" office:value="3.56" calcext:value-type="float">
            <text:p>3.56</text:p>
          </table:table-cell>
          <table:table-cell office:value-type="float" office:value="4.43" calcext:value-type="float">
            <text:p>4.43</text:p>
          </table:table-cell>
          <table:table-cell office:value-type="float" office:value="5.11" calcext:value-type="float">
            <text:p>5.11</text:p>
          </table:table-cell>
          <table:table-cell office:value-type="float" office:value="5.69" calcext:value-type="float">
            <text:p>5.69</text:p>
          </table:table-cell>
          <table:table-cell office:value-type="float" office:value="6.55" calcext:value-type="float">
            <text:p>6.55</text:p>
          </table:table-cell>
          <table:table-cell office:value-type="float" office:value="7.13" calcext:value-type="float">
            <text:p>7.13</text:p>
          </table:table-cell>
        </table:table-row>
        <table:table-row table:style-name="ro1">
          <table:table-cell office:value-type="string" calcext:value-type="string">
            <text:p>SROS2</text:p>
          </table:table-cell>
          <table:table-cell office:value-type="float" office:value="0.816666666666667" calcext:value-type="float">
            <text:p>0.816666666666667</text:p>
          </table:table-cell>
          <table:table-cell office:value-type="float" office:value="1.83333333333333" calcext:value-type="float">
            <text:p>1.83333333333333</text:p>
          </table:table-cell>
          <table:table-cell office:value-type="float" office:value="2.58333333333333" calcext:value-type="float">
            <text:p>2.58333333333333</text:p>
          </table:table-cell>
          <table:table-cell office:value-type="float" office:value="3.11666666666667" calcext:value-type="float">
            <text:p>3.11666666666667</text:p>
          </table:table-cell>
          <table:table-cell office:value-type="float" office:value="3.83333333333333" calcext:value-type="float">
            <text:p>3.83333333333333</text:p>
          </table:table-cell>
          <table:table-cell office:value-type="float" office:value="4.59722222222222" calcext:value-type="float">
            <text:p>4.59722222222222</text:p>
          </table:table-cell>
          <table:table-cell office:value-type="float" office:value="5.24761904761905" calcext:value-type="float">
            <text:p>5.24761904761905</text:p>
          </table:table-cell>
          <table:table-cell office:value-type="float" office:value="5.99583333333333" calcext:value-type="float">
            <text:p>5.99583333333333</text:p>
          </table:table-cell>
          <table:table-cell office:value-type="float" office:value="6.51481481481482" calcext:value-type="float">
            <text:p>6.51481481481482</text:p>
          </table:table-cell>
          <table:table-cell office:value-type="float" office:value="7.49833333333333" calcext:value-type="float">
            <text:p>7.49833333333333</text:p>
          </table:table-cell>
        </table:table-row>
        <table:table-row table:style-name="ro1">
          <table:table-cell office:value-type="string" calcext:value-type="string">
            <text:p>Proposed</text:p>
          </table:table-cell>
          <table:table-cell office:value-type="float" office:value="4.21" calcext:value-type="float">
            <text:p>4.21</text:p>
          </table:table-cell>
          <table:table-cell office:value-type="float" office:value="10.48" calcext:value-type="float">
            <text:p>10.48</text:p>
          </table:table-cell>
          <table:table-cell office:value-type="float" office:value="15.62" calcext:value-type="float">
            <text:p>15.62</text:p>
          </table:table-cell>
          <table:table-cell office:value-type="float" office:value="19.37" calcext:value-type="float">
            <text:p>19.37</text:p>
          </table:table-cell>
          <table:table-cell office:value-type="float" office:value="24.45" calcext:value-type="float">
            <text:p>24.45</text:p>
          </table:table-cell>
          <table:table-cell office:value-type="float" office:value="28.75" calcext:value-type="float">
            <text:p>28.75</text:p>
          </table:table-cell>
          <table:table-cell office:value-type="float" office:value="33.64" calcext:value-type="float">
            <text:p>33.64</text:p>
          </table:table-cell>
          <table:table-cell office:value-type="float" office:value="38.52" calcext:value-type="float">
            <text:p>38.52</text:p>
          </table:table-cell>
          <table:table-cell office:value-type="float" office:value="43.38" calcext:value-type="float">
            <text:p>43.38</text:p>
          </table:table-cell>
          <table:table-cell office:value-type="float" office:value="48.24" calcext:value-type="float">
            <text:p>48.24</text:p>
          </table:table-cell>
        </table:table-row>
        <table:table-row table:style-name="ro1">
          <table:table-cell office:value-type="string" calcext:value-type="string">
            <text:p>Both</text:p>
          </table:table-cell>
          <table:table-cell office:value-type="float" office:value="4.53333333333333" calcext:value-type="float">
            <text:p>4.53333333333333</text:p>
          </table:table-cell>
          <table:table-cell office:value-type="float" office:value="10.75" calcext:value-type="float">
            <text:p>10.75</text:p>
          </table:table-cell>
          <table:table-cell office:value-type="float" office:value="15.6666666666667" calcext:value-type="float">
            <text:p>15.6666666666667</text:p>
          </table:table-cell>
          <table:table-cell office:value-type="float" office:value="21.5375" calcext:value-type="float">
            <text:p>21.5375</text:p>
          </table:table-cell>
          <table:table-cell office:value-type="float" office:value="25.5866666666667" calcext:value-type="float">
            <text:p>25.5866666666667</text:p>
          </table:table-cell>
          <table:table-cell office:value-type="float" office:value="30.7861111111111" calcext:value-type="float">
            <text:p>30.7861111111111</text:p>
          </table:table-cell>
          <table:table-cell office:value-type="float" office:value="35.0952380952381" calcext:value-type="float">
            <text:p>35.0952380952381</text:p>
          </table:table-cell>
          <table:table-cell office:value-type="float" office:value="40.8041666666667" calcext:value-type="float">
            <text:p>40.8041666666667</text:p>
          </table:table-cell>
          <table:table-cell office:value-type="float" office:value="45.4166666666667" calcext:value-type="float">
            <text:p>45.4166666666667</text:p>
          </table:table-cell>
          <table:table-cell office:value-type="float" office:value="51.0016666666667" calcext:value-type="float">
            <text:p>51.0016666666667</text:p>
          </table:table-cell>
        </table:table-row>
        <table:table-row table:style-name="ro1" table:number-rows-repeated="2">
          <table:table-cell table:style-name="Default" table:number-columns-repeated="11"/>
        </table:table-row>
        <table:table-row table:style-name="ro1">
          <table:table-cell office:value-type="string" calcext:value-type="string">
            <text:p>RAM</text:p>
          </table:table-cell>
          <table:table-cell office:value-type="string" calcext:value-type="string">
            <text:p>10Hz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float" office:value="40.359375" calcext:value-type="float">
            <text:p>40.359375</text:p>
          </table:table-cell>
          <table:table-cell table:number-columns-repeated="9" office:value-type="float" office:value="40.234375" calcext:value-type="float">
            <text:p>40.234375</text:p>
          </table:table-cell>
        </table:table-row>
        <table:table-row table:style-name="ro1">
          <table:table-cell office:value-type="string" calcext:value-type="string">
            <text:p>SROS2</text:p>
          </table:table-cell>
          <table:table-cell table:number-columns-repeated="10" office:value-type="float" office:value="45.54296875" calcext:value-type="float">
            <text:p>45.54296875</text:p>
          </table:table-cell>
        </table:table-row>
        <table:table-row table:style-name="ro1">
          <table:table-cell office:value-type="string" calcext:value-type="string">
            <text:p>Proposed</text:p>
          </table:table-cell>
          <table:table-cell table:number-columns-repeated="10" office:value-type="float" office:value="57.27734375" calcext:value-type="float">
            <text:p>57.27734375</text:p>
          </table:table-cell>
        </table:table-row>
        <table:table-row table:style-name="ro1">
          <table:table-cell office:value-type="string" calcext:value-type="string">
            <text:p>Both</text:p>
          </table:table-cell>
          <table:table-cell table:number-columns-repeated="8" office:value-type="float" office:value="61.5" calcext:value-type="float">
            <text:p>61.5</text:p>
          </table:table-cell>
          <table:table-cell office:value-type="float" office:value="61.4812644675926" calcext:value-type="float">
            <text:p>61.4812644675926</text:p>
          </table:table-cell>
          <table:table-cell office:value-type="float" office:value="61.35546875" calcext:value-type="float">
            <text:p>61.35546875</text:p>
          </table:table-cell>
        </table:table-row>
        <table:table-row table:style-name="ro1" table:number-rows-repeated="2">
          <table:table-cell table:style-name="Default" table:number-columns-repeated="11"/>
        </table:table-row>
        <table:table-row table:style-name="ro1">
          <table:table-cell office:value-type="string" calcext:value-type="string">
            <text:p>Network Latency</text:p>
          </table:table-cell>
          <table:table-cell office:value-type="string" calcext:value-type="string">
            <text:p>10Hz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float" office:value="0.00023349" calcext:value-type="float">
            <text:p>0.00023349</text:p>
          </table:table-cell>
          <table:table-cell office:value-type="float" office:value="0.000164728379070908" calcext:value-type="float">
            <text:p>0.000164728379071</text:p>
          </table:table-cell>
          <table:table-cell office:value-type="float" office:value="0.000174856530104261" calcext:value-type="float">
            <text:p>0.000174856530104</text:p>
          </table:table-cell>
          <table:table-cell office:value-type="float" office:value="0.000157118240826729" calcext:value-type="float">
            <text:p>0.000157118240827</text:p>
          </table:table-cell>
          <table:table-cell office:value-type="float" office:value="0.000168012802063009" calcext:value-type="float">
            <text:p>0.000168012802063</text:p>
          </table:table-cell>
          <table:table-cell office:value-type="float" office:value="0.000160872158293127" calcext:value-type="float">
            <text:p>0.000160872158293</text:p>
          </table:table-cell>
          <table:table-cell office:value-type="float" office:value="0.000164414836917143" calcext:value-type="float">
            <text:p>0.000164414836917</text:p>
          </table:table-cell>
          <table:table-cell office:value-type="float" office:value="0.000153375401940849" calcext:value-type="float">
            <text:p>0.000153375401941</text:p>
          </table:table-cell>
          <table:table-cell office:value-type="float" office:value="0.000161592882223823" calcext:value-type="float">
            <text:p>0.000161592882224</text:p>
          </table:table-cell>
          <table:table-cell office:value-type="float" office:value="0.00015950882321615" calcext:value-type="float">
            <text:p>0.000159508823216</text:p>
          </table:table-cell>
        </table:table-row>
        <table:table-row table:style-name="ro1">
          <table:table-cell office:value-type="string" calcext:value-type="string">
            <text:p>SROS2</text:p>
          </table:table-cell>
          <table:table-cell office:value-type="float" office:value="0.000210105480251217" calcext:value-type="float">
            <text:p>0.000210105480251</text:p>
          </table:table-cell>
          <table:table-cell office:value-type="float" office:value="0.000207515282992221" calcext:value-type="float">
            <text:p>0.000207515282992</text:p>
          </table:table-cell>
          <table:table-cell office:value-type="float" office:value="0.000191876651312761" calcext:value-type="float">
            <text:p>0.000191876651313</text:p>
          </table:table-cell>
          <table:table-cell office:value-type="float" office:value="0.000177845166455403" calcext:value-type="float">
            <text:p>0.000177845166455</text:p>
          </table:table-cell>
          <table:table-cell office:value-type="float" office:value="0.00017352045923099" calcext:value-type="float">
            <text:p>0.000173520459231</text:p>
          </table:table-cell>
          <table:table-cell office:value-type="float" office:value="0.000169064822125452" calcext:value-type="float">
            <text:p>0.000169064822125</text:p>
          </table:table-cell>
          <table:table-cell office:value-type="float" office:value="0.000170039276459942" calcext:value-type="float">
            <text:p>0.00017003927646</text:p>
          </table:table-cell>
          <table:table-cell office:value-type="float" office:value="0.000150905055395874" calcext:value-type="float">
            <text:p>0.000150905055396</text:p>
          </table:table-cell>
          <table:table-cell office:value-type="float" office:value="0.00017352045923099" calcext:value-type="float">
            <text:p>0.000173520459231</text:p>
          </table:table-cell>
          <table:table-cell office:value-type="float" office:value="0.000168248745346641" calcext:value-type="float">
            <text:p>0.000168248745347</text:p>
          </table:table-cell>
        </table:table-row>
        <table:table-row table:style-name="ro1">
          <table:table-cell office:value-type="string" calcext:value-type="string">
            <text:p>Proposed</text:p>
          </table:table-cell>
          <table:table-cell office:value-type="float" office:value="0.000208162428337008" calcext:value-type="float">
            <text:p>0.000208162428337</text:p>
          </table:table-cell>
          <table:table-cell office:value-type="float" office:value="0.000181623342928541" calcext:value-type="float">
            <text:p>0.000181623342929</text:p>
          </table:table-cell>
          <table:table-cell office:value-type="float" office:value="0.000177253159730054" calcext:value-type="float">
            <text:p>0.00017725315973</text:p>
          </table:table-cell>
          <table:table-cell office:value-type="float" office:value="0.00018102196244983" calcext:value-type="float">
            <text:p>0.00018102196245</text:p>
          </table:table-cell>
          <table:table-cell office:value-type="float" office:value="0.00017647678079068" calcext:value-type="float">
            <text:p>0.000176476780791</text:p>
          </table:table-cell>
          <table:table-cell office:value-type="float" office:value="0.000182341085940856" calcext:value-type="float">
            <text:p>0.000182341085941</text:p>
          </table:table-cell>
          <table:table-cell office:value-type="float" office:value="0.000185883348824098" calcext:value-type="float">
            <text:p>0.000185883348824</text:p>
          </table:table-cell>
          <table:table-cell office:value-type="float" office:value="0.000184970606220089" calcext:value-type="float">
            <text:p>0.00018497060622</text:p>
          </table:table-cell>
          <table:table-cell office:value-type="float" office:value="0.000181093632656211" calcext:value-type="float">
            <text:p>0.000181093632656</text:p>
          </table:table-cell>
          <table:table-cell office:value-type="float" office:value="0.000179206544290958" calcext:value-type="float">
            <text:p>0.000179206544291</text:p>
          </table:table-cell>
        </table:table-row>
        <table:table-row table:style-name="ro1">
          <table:table-cell office:value-type="string" calcext:value-type="string">
            <text:p>Both</text:p>
          </table:table-cell>
          <table:table-cell office:value-type="float" office:value="0.000203332171067224" calcext:value-type="float">
            <text:p>0.000203332171067</text:p>
          </table:table-cell>
          <table:table-cell office:value-type="float" office:value="0.00275174743626934" calcext:value-type="float">
            <text:p>0.002751747436269</text:p>
          </table:table-cell>
          <table:table-cell office:value-type="float" office:value="0.00267847679112766" calcext:value-type="float">
            <text:p>0.002678476791128</text:p>
          </table:table-cell>
          <table:table-cell office:value-type="float" office:value="0.00275815620565355" calcext:value-type="float">
            <text:p>0.002758156205654</text:p>
          </table:table-cell>
          <table:table-cell office:value-type="float" office:value="0.00266567566759465" calcext:value-type="float">
            <text:p>0.002665675667595</text:p>
          </table:table-cell>
          <table:table-cell office:value-type="float" office:value="0.0026224759246733" calcext:value-type="float">
            <text:p>0.002622475924673</text:p>
          </table:table-cell>
          <table:table-cell office:value-type="float" office:value="0.00256399204832575" calcext:value-type="float">
            <text:p>0.002563992048326</text:p>
          </table:table-cell>
          <table:table-cell office:value-type="float" office:value="0.00261915343375386" calcext:value-type="float">
            <text:p>0.002619153433754</text:p>
          </table:table-cell>
          <table:table-cell office:value-type="float" office:value="0.00260139632900431" calcext:value-type="float">
            <text:p>0.002601396329004</text:p>
          </table:table-cell>
          <table:table-cell office:value-type="float" office:value="0.00261179464416809" calcext:value-type="float">
            <text:p>0.0026117946441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4">00/00/0000</text:date>, <text:time style:data-style-name="N2" text:time-value="23:11:19.7159168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9T23:37:09.620386424</meta:creation-date>
    <dc:date>2021-09-14T02:11:44.376584828</dc:date>
    <meta:editing-duration>PT5H2M10S</meta:editing-duration>
    <meta:editing-cycles>47</meta:editing-cycles>
    <meta:generator>LibreOffice/6.4.7.2$Linux_X86_64 LibreOffice_project/40$Build-2</meta:generator>
    <meta:document-statistic meta:table-count="3" meta:cell-count="287" meta:object-count="0"/>
  </office:meta>
</office:document-meta>
</file>